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27f2" officeooo:paragraph-rsid="000227f2"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0pt" fo:font-weight="normal" officeooo:rsid="000227f2" officeooo:paragraph-rsid="00165b1d" style:font-size-asian="8.75pt" style:font-weight-asian="normal" style:font-size-complex="10pt" style:font-weight-complex="normal"/>
    </style:style>
    <style:style style:name="P3" style:family="paragraph" style:parent-style-name="Standard">
      <style:paragraph-properties fo:text-align="center" style:justify-single-word="false"/>
      <style:text-properties fo:font-size="10pt" fo:font-weight="normal" officeooo:rsid="000227f2" officeooo:paragraph-rsid="0015a9f2" style:font-size-asian="8.75pt" style:font-weight-asian="normal" style:font-size-complex="10pt" style:font-weight-complex="normal"/>
    </style:style>
    <style:style style:name="P4" style:family="paragraph" style:parent-style-name="Standard">
      <style:paragraph-properties fo:text-align="center" style:justify-single-word="false"/>
      <style:text-properties fo:font-size="10pt" fo:font-weight="normal" officeooo:rsid="00027192" officeooo:paragraph-rsid="00027192" style:font-size-asian="8.75pt" style:font-weight-asian="normal" style:font-size-complex="10pt" style:font-weight-complex="normal"/>
    </style:style>
    <style:style style:name="P5" style:family="paragraph" style:parent-style-name="Standard">
      <style:paragraph-properties fo:text-align="center" style:justify-single-word="false"/>
      <style:text-properties fo:font-size="10pt" fo:font-weight="normal" officeooo:rsid="00027192" officeooo:paragraph-rsid="008dbc90" style:font-size-asian="8.75pt" style:font-weight-asian="normal" style:font-size-complex="10pt" style:font-weight-complex="normal"/>
    </style:style>
    <style:style style:name="P6" style:family="paragraph" style:parent-style-name="Standard">
      <style:paragraph-properties fo:text-align="center" style:justify-single-word="false"/>
      <style:text-properties fo:font-size="10pt" fo:font-weight="normal" officeooo:rsid="0003d313" officeooo:paragraph-rsid="0003d313" style:font-size-asian="8.75pt" style:font-weight-asian="normal" style:font-size-complex="10pt" style:font-weight-complex="normal"/>
    </style:style>
    <style:style style:name="P7" style:family="paragraph" style:parent-style-name="Standard">
      <style:paragraph-properties fo:text-align="center" style:justify-single-word="false"/>
      <style:text-properties fo:font-size="10pt" fo:font-weight="normal" officeooo:rsid="0003d313" officeooo:paragraph-rsid="00874bba"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fo:font-size="10pt" fo:font-weight="normal" officeooo:rsid="000759d5" officeooo:paragraph-rsid="000759d5" style:font-size-asian="8.75pt" style:font-weight-asian="normal" style:font-size-complex="10pt" style:font-weight-complex="normal"/>
    </style:style>
    <style:style style:name="P9" style:family="paragraph" style:parent-style-name="Standard">
      <style:paragraph-properties fo:text-align="center" style:justify-single-word="false"/>
      <style:text-properties fo:font-size="10pt" fo:font-weight="normal" officeooo:rsid="0012778e" officeooo:paragraph-rsid="0012778e" style:font-size-asian="8.75pt" style:font-weight-asian="normal" style:font-size-complex="10pt" style:font-weight-complex="normal"/>
    </style:style>
    <style:style style:name="P10" style:family="paragraph" style:parent-style-name="Standard">
      <style:paragraph-properties fo:text-align="center" style:justify-single-word="false"/>
      <style:text-properties fo:font-size="10pt" fo:font-weight="normal" officeooo:rsid="00135d81" officeooo:paragraph-rsid="0015a9f2" style:font-size-asian="8.75pt" style:font-weight-asian="normal" style:font-size-complex="10pt" style:font-weight-complex="normal"/>
    </style:style>
    <style:style style:name="P11" style:family="paragraph" style:parent-style-name="Standard">
      <style:paragraph-properties fo:text-align="center" style:justify-single-word="false"/>
      <style:text-properties fo:font-size="10pt" fo:font-weight="normal" officeooo:rsid="001781e7" officeooo:paragraph-rsid="00165b1d" style:font-size-asian="8.75pt" style:font-weight-asian="normal" style:font-size-complex="10pt" style:font-weight-complex="normal"/>
    </style:style>
    <style:style style:name="P12" style:family="paragraph" style:parent-style-name="Standard">
      <style:paragraph-properties fo:text-align="center" style:justify-single-word="false"/>
      <style:text-properties fo:font-size="10pt" fo:font-weight="normal" officeooo:rsid="002516c8" officeooo:paragraph-rsid="002516c8" style:font-size-asian="8.75pt" style:font-weight-asian="normal" style:font-size-complex="10pt" style:font-weight-complex="normal"/>
    </style:style>
    <style:style style:name="P13" style:family="paragraph" style:parent-style-name="Standard">
      <style:paragraph-properties fo:text-align="center" style:justify-single-word="false"/>
      <style:text-properties fo:font-size="10pt" fo:font-weight="normal" officeooo:rsid="0026a3e0" officeooo:paragraph-rsid="000227f2" style:font-size-asian="8.75pt" style:font-weight-asian="normal" style:font-size-complex="10pt" style:font-weight-complex="normal"/>
    </style:style>
    <style:style style:name="P14" style:family="paragraph" style:parent-style-name="Standard">
      <style:paragraph-properties fo:text-align="center" style:justify-single-word="false"/>
      <style:text-properties fo:font-size="10pt" fo:font-weight="normal" officeooo:rsid="00274ddd" officeooo:paragraph-rsid="002fb37f" style:font-size-asian="8.75pt" style:font-weight-asian="normal" style:font-size-complex="10pt" style:font-weight-complex="normal"/>
    </style:style>
    <style:style style:name="P15" style:family="paragraph" style:parent-style-name="Standard">
      <style:paragraph-properties fo:text-align="center" style:justify-single-word="false"/>
      <style:text-properties fo:font-size="10pt" fo:font-weight="normal" officeooo:rsid="00274ddd" officeooo:paragraph-rsid="0052f8f7" style:font-size-asian="8.75pt" style:font-weight-asian="normal" style:font-size-complex="10pt" style:font-weight-complex="normal"/>
    </style:style>
    <style:style style:name="P16" style:family="paragraph" style:parent-style-name="Standard">
      <style:paragraph-properties fo:text-align="center" style:justify-single-word="false"/>
      <style:text-properties fo:font-size="10pt" fo:font-weight="normal" officeooo:rsid="00714345" officeooo:paragraph-rsid="00740942" style:font-size-asian="8.75pt" style:font-weight-asian="normal" style:font-size-complex="10pt" style:font-weight-complex="normal"/>
    </style:style>
    <style:style style:name="P17" style:family="paragraph" style:parent-style-name="Standard">
      <style:paragraph-properties fo:text-align="center" style:justify-single-word="false"/>
      <style:text-properties fo:font-size="10pt" fo:font-weight="normal" officeooo:rsid="009e23ed" officeooo:paragraph-rsid="009e23ed" style:font-size-asian="8.75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officeooo:rsid="00a299f1" officeooo:paragraph-rsid="00a299f1" style:font-size-asian="8.75pt" style:font-weight-asian="normal" style:font-size-complex="10pt" style:font-weight-complex="normal"/>
    </style:style>
    <style:style style:name="P19" style:family="paragraph" style:parent-style-name="Standard">
      <style:paragraph-properties fo:text-align="center" style:justify-single-word="false"/>
      <style:text-properties fo:font-size="10pt" fo:font-weight="bold" officeooo:rsid="000227f2" officeooo:paragraph-rsid="000227f2" style:font-size-asian="8.75pt" style:font-weight-asian="bold" style:font-size-complex="10pt" style:font-weight-complex="bold"/>
    </style:style>
    <style:style style:name="T1" style:family="text">
      <style:text-properties style:text-position="super 58%" officeooo:rsid="00027192"/>
    </style:style>
    <style:style style:name="T2" style:family="text">
      <style:text-properties officeooo:rsid="00027192"/>
    </style:style>
    <style:style style:name="T3" style:family="text">
      <style:text-properties officeooo:rsid="0003d313"/>
    </style:style>
    <style:style style:name="T4" style:family="text">
      <style:text-properties officeooo:rsid="0008890b"/>
    </style:style>
    <style:style style:name="T5" style:family="text">
      <style:text-properties officeooo:rsid="00133584"/>
    </style:style>
    <style:style style:name="T6" style:family="text">
      <style:text-properties officeooo:rsid="00147802"/>
    </style:style>
    <style:style style:name="T7" style:family="text">
      <style:text-properties officeooo:rsid="0015a9f2"/>
    </style:style>
    <style:style style:name="T8" style:family="text">
      <style:text-properties officeooo:rsid="001781e7"/>
    </style:style>
    <style:style style:name="T9" style:family="text">
      <style:text-properties officeooo:rsid="0017ce07"/>
    </style:style>
    <style:style style:name="T10" style:family="text">
      <style:text-properties officeooo:rsid="002516c8"/>
    </style:style>
    <style:style style:name="T11" style:family="text">
      <style:text-properties officeooo:rsid="0025f5cd"/>
    </style:style>
    <style:style style:name="T12" style:family="text">
      <style:text-properties officeooo:rsid="0027975a"/>
    </style:style>
    <style:style style:name="T13" style:family="text">
      <style:text-properties officeooo:rsid="0036f3bc"/>
    </style:style>
    <style:style style:name="T14" style:family="text">
      <style:text-properties officeooo:rsid="003c047d"/>
    </style:style>
    <style:style style:name="T15" style:family="text">
      <style:text-properties fo:font-style="italic" style:font-style-asian="italic" style:font-style-complex="italic"/>
    </style:style>
    <style:style style:name="T16" style:family="text">
      <style:text-properties fo:font-style="normal" officeooo:rsid="0040cb2d" style:font-style-asian="normal" style:font-style-complex="normal"/>
    </style:style>
    <style:style style:name="T17" style:family="text">
      <style:text-properties fo:font-style="normal" officeooo:rsid="004e0713" style:font-style-asian="normal" style:font-style-complex="normal"/>
    </style:style>
    <style:style style:name="T18" style:family="text">
      <style:text-properties fo:font-style="normal" officeooo:rsid="0067d6a0" style:font-style-asian="normal" style:font-style-complex="normal"/>
    </style:style>
    <style:style style:name="T19" style:family="text">
      <style:text-properties fo:font-style="normal" officeooo:rsid="0017ce07" style:font-style-asian="normal" style:font-style-complex="normal"/>
    </style:style>
    <style:style style:name="T20" style:family="text">
      <style:text-properties fo:font-style="normal" officeooo:rsid="00a8a6d7" style:font-style-asian="normal" style:font-style-complex="normal"/>
    </style:style>
    <style:style style:name="T21" style:family="text">
      <style:text-properties officeooo:rsid="004e0713"/>
    </style:style>
    <style:style style:name="T22" style:family="text">
      <style:text-properties officeooo:rsid="004e8fda"/>
    </style:style>
    <style:style style:name="T23" style:family="text">
      <style:text-properties officeooo:rsid="00504cbd"/>
    </style:style>
    <style:style style:name="T24" style:family="text">
      <style:text-properties officeooo:rsid="005a4417"/>
    </style:style>
    <style:style style:name="T25" style:family="text">
      <style:text-properties officeooo:rsid="005fb03c"/>
    </style:style>
    <style:style style:name="T26" style:family="text">
      <style:text-properties officeooo:rsid="00670f2b"/>
    </style:style>
    <style:style style:name="T27" style:family="text">
      <style:text-properties officeooo:rsid="0067d6a0"/>
    </style:style>
    <style:style style:name="T28" style:family="text">
      <style:text-properties officeooo:rsid="00718908"/>
    </style:style>
    <style:style style:name="T29" style:family="text">
      <style:text-properties officeooo:rsid="00740942"/>
    </style:style>
    <style:style style:name="T30" style:family="text">
      <style:text-properties officeooo:rsid="007a3099"/>
    </style:style>
    <style:style style:name="T31" style:family="text">
      <style:text-properties officeooo:rsid="008dbc90"/>
    </style:style>
    <style:style style:name="T32" style:family="text">
      <style:text-properties officeooo:rsid="00925c58"/>
    </style:style>
    <style:style style:name="T33" style:family="text">
      <style:text-properties officeooo:rsid="00937fa6"/>
    </style:style>
    <style:style style:name="T34" style:family="text">
      <style:text-properties officeooo:rsid="00a3d44d"/>
    </style:style>
    <style:style style:name="T35" style:family="text">
      <style:text-properties officeooo:rsid="00a5c756"/>
    </style:style>
    <style:style style:name="T36" style:family="text">
      <style:text-properties officeooo:rsid="00a8a6d7"/>
    </style:style>
    <style:style style:name="T37" style:family="text">
      <style:text-properties officeooo:rsid="00afdf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Object</text:span> Reproduction <text:span text:style-name="T13">Using In-Animate Objects</text:span></text:p>
      <text:p text:style-name="P13"/>
      <text:p text:style-name="P15"><text:s/><text:span text:style-name="T22">I</text:span>t is unknown<text:span text:style-name="T12"> to humans as to </text:span>which <text:span text:style-name="T21">organism created</text:span> the first <text:span text:style-name="T12">ever</text:span> process duplicated <text:span text:style-name="T12">by an organism, and it is unknown as to which organism created the first form of information encoding (scent marking exists in the animal kingdom). It is </text:span><text:span text:style-name="T16">unknown to humans </text:span><text:span text:style-name="T17">as to </text:span><text:span text:style-name="T16">which was the first organism to</text:span><text:span text:style-name="T12"> reconstruct objects (mimicry exists in both the plant and animal kingdom), and i</text:span>t is unknown <text:span text:style-name="T12">to humans as to </text:span>which organism used the first ever tool. <text:span text:style-name="T23">Likewise it is unknown to humans as to which organism duplicated the first process to make the first ever tool (animals such as chimpanzees have been known to do as such).</text:span></text:p>
      <text:p text:style-name="P15"/>
      <text:p text:style-name="P15"><text:span text:style-name="T23">What is likely is that humans evolved from an organism that already did these some, if not all of these things, but didn't manage to put them all together.</text:span></text:p>
      <text:p text:style-name="P14"/>
      <text:p text:style-name="P14"><text:span text:style-name="T12">This article will focus on the advances of object reproduction using in-animate objects, in humans specifically, as far as <text:s/>I am aware, it is a human trait only, but to understand the history, I will reference the first paragraph of this article.</text:span></text:p>
      <text:p text:style-name="P19"/>
      <text:p text:style-name="P5">Around <text:span text:style-name="T3">40</text:span>,000 BCE <text:span text:style-name="T6">some of the first forms of rock art were created by humans. These depictions can be seen as</text:span> <text:span text:style-name="T6">one of</text:span> <text:span text:style-name="T31">earliest</text:span> type<text:span text:style-name="T6">s</text:span> of reconstructions made by the human hand. The<text:span text:style-name="T3"> markings</text:span> depict <text:span text:style-name="T3">both </text:span>animals <text:span text:style-name="T3">and humans in different environments and settings. Like feline scent markings, this is a form of information delivery using inanimate objects. Unlike feline scent markings, they are made using a tool. Like animal mimicry, some represent animals and people. Unlike animal mimicry, they are made using a tool. It can be said that the first ever replicated tool used by humans is unknown. Chimpanzees were able to use sticks to fish for termites. Once one chimpanzee had made the tool, the other chimpanzees were able to mimic the creation of the tool in order to feed. This suggests that other animals are able to replicate tools. Despite this chimpanzees so far have not depicted (or mimicked) another organism given a natural setting … at least not yet.</text:span></text:p>
      <text:p text:style-name="P7"/>
      <text:p text:style-name="P8"><text:span text:style-name="T7">The first forms of r</text:span>ock art <text:span text:style-name="T4">went on to</text:span> <text:span text:style-name="T33">turn into </text:span>written symbols and then into written words <text:span text:style-name="T32">and then written language which further amplified the impact of the invention</text:span>. <text:span text:style-name="T24">Unlike all other animals, humans are able to encode almost any arbitrary information using inanimate objects, or tools.</text:span></text:p>
      <text:p text:style-name="P6"/>
      <text:p text:style-name="P9">In-between <text:span text:style-name="T25">the creation of the first rock art </text:span>and 220 CE, <text:span text:style-name="T26">a method of </text:span>woodblock printing was created, information could <text:span text:style-name="T27">not only be communicated, but</text:span> <text:span text:style-name="T15">replicated using a machine, </text:span><text:span text:style-name="T18">in this case, </text:span><text:span text:style-name="T5">using ink, paper and a carved block upon which a pattern is stamped</text:span>. <text:span text:style-name="T9">The invention of the woodblock press allowed for the process of replication of information independently to that of it's creator, again, </text:span><text:span text:style-name="T19">using in-animate objects</text:span><text:span text:style-name="T9">. Woodblocks of the past can still be used today, so the means of replication also are able to exist throughout time.</text:span></text:p>
      <text:p text:style-name="P10"/>
      <text:p text:style-name="P16">As far back as 1206 CE automata were made <text:span text:style-name="T29">to be </text:span>programmable, <text:span text:style-name="T28">they were programmed to play various rhythms and drum patterns. Different actions of those types of automata were made to be rehearsed independently of its creator. This is a form of sound reproduction using a machine.</text:span></text:p>
      <text:p text:style-name="P3"/>
      <text:p text:style-name="P2"><text:span text:style-name="T30">Around the time of the 19</text:span><text:span text:style-name="T1">th</text:span><text:span text:style-name="T2"> century, three other forms of invention were created. The first, analogue photography, (the process of exposing a light sensitive dye on a substrate) allowed images of people and horses to be captured and shown to others. Like the automata's music; images could be viewed separately and independently from the creator. Not only this, but it was done by a machine; a camera. The second was the phonautograph, recorded sound. Unfortunately it wasn't until later that the sounds could be played back, but in essence it was a machine for the purpose of replication.</text:span></text:p>
      <text:p text:style-name="P11"/>
      <text:p text:style-name="P2"><text:span text:style-name="T2">T</text:span>he <text:span text:style-name="T2">third invention, which had a much bigger immediate impact was the</text:span> <text:span text:style-name="T2">Jacquard</text:span> L<text:span text:style-name="T2">oom</text:span>. Similar <text:span text:style-name="T2">to both the phonautograph and the first photographs</text:span>, this allowed yarn to be made into textiles in an automated fashion. <text:span text:style-name="T8">As with the woodblock, patterns could be reproduced or cloned completely separately and independently of the creator. Not only was the Jacquard Loom reconfigurable, but the process of reconfiguring the machine was also replicable by using a tool (punch cards).</text:span></text:p>
      <text:p text:style-name="P4"/>
      <text:p text:style-name="P18"><text:span text:style-name="T34">Note t</text:span>here are two aspects to <text:span text:style-name="T34">all</text:span> inventions <text:span text:style-name="T34">previously mentioned. The first is</text:span> <text:span text:style-name="T37">the r</text:span>eplication, <text:span text:style-name="T37">r</text:span>eproduction <text:span text:style-name="T37">or d</text:span>uplication <text:span text:style-name="T35">of part of the physical environment. The second is the creation </text:span><text:span text:style-name="T20">and</text:span><text:span text:style-name="T36"> u</text:span>s<text:span text:style-name="T36">e</text:span> <text:span text:style-name="T36">of </text:span>a tool <text:span text:style-name="T36">for this purpose. In some instances and over time, the invention itself becomes replicate-able and this heightens the impact of the invention in question. </text:span></text:p>
      <text:p text:style-name="P4"/>
      <text:p text:style-name="P4"/>
      <text:p text:style-name="P4"/>
      <text:p text:style-name="P4"/>
      <text:p text:style-name="P4">//<text:span text:style-name="T10">what needs to happen now:</text:span></text:p>
      <text:p text:style-name="P17">computers?</text:p>
      <text:p text:style-name="P12">the tools <text:span text:style-name="T11">that make the tools need to be opensourceandroi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00:29:01.492466724</meta:creation-date>
    <dc:date>2017-12-18T20:55:19.749830793</dc:date>
    <meta:editing-duration>P1DT19H51M56S</meta:editing-duration>
    <meta:editing-cycles>171</meta:editing-cycles>
    <meta:generator>LibreOffice/4.2.8.2$Linux_x86 LibreOffice_project/420m0$Build-2</meta:generator>
    <meta:document-statistic meta:table-count="0" meta:image-count="0" meta:object-count="0" meta:page-count="1" meta:paragraph-count="14" meta:word-count="784" meta:character-count="4658" meta:non-whitespace-character-count="3885"/>
  </office:meta>
</office:document-meta>
</file>